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1" style:family="table-cell" style:parent-style-name="Default" style:data-style-name="N45"/>
    <style:style style:name="ce2" style:family="table-cell" style:parent-style-name="Default" style:data-style-name="N100"/>
    <style:style style:name="ce3" style:family="table-cell" style:parent-style-name="Default" style:data-style-name="N46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style-name="Default" office:value-type="string">
            <text:p>Test: W6BHZ APRS frequency, Stock Build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Time: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Real:</text:p>
          </table:table-cell>
          <table:table-cell table:style-name="Default" office:value-type="string">
            <text:p>User:</text:p>
          </table:table-cell>
          <table:table-cell table:style-name="Default" office:value-type="string">
            <text:p>Sys:</text:p>
          </table:table-cell>
          <table:table-cell/>
        </table:table-row>
        <table:table-row table:style-name="ro1">
          <table:table-cell office:value-type="time" office:time-value="PT00H03M47.532S">
            <text:p>03:47.53</text:p>
          </table:table-cell>
          <table:table-cell office:value-type="time" office:time-value="PT00H03M46.63S">
            <text:p>03:46.63</text:p>
          </table:table-cell>
          <table:table-cell office:value-type="time" office:time-value="PT00H00M00.72S">
            <text:p>00:00.72</text:p>
          </table:table-cell>
          <table:table-cell/>
        </table:table-row>
        <table:table-row table:style-name="ro1">
          <table:table-cell office:value-type="time" office:time-value="PT00H03M46.891S">
            <text:p>03:46.89</text:p>
          </table:table-cell>
          <table:table-cell office:value-type="time" office:time-value="PT00H03M46.23S">
            <text:p>03:46.23</text:p>
          </table:table-cell>
          <table:table-cell office:value-type="time" office:time-value="PT00H00M00.54S">
            <text:p>00:00.54</text:p>
          </table:table-cell>
          <table:table-cell/>
        </table:table-row>
        <table:table-row table:style-name="ro1">
          <table:table-cell office:value-type="time" office:time-value="PT00H03M47.672S">
            <text:p>03:47.67</text:p>
          </table:table-cell>
          <table:table-cell office:value-type="time" office:time-value="PT00H03M46.91S">
            <text:p>03:46.91</text:p>
          </table:table-cell>
          <table:table-cell office:value-type="time" office:time-value="PT00H00M00.59S">
            <text:p>00:00.59</text:p>
          </table:table-cell>
          <table:table-cell/>
        </table:table-row>
        <table:table-row table:style-name="ro1">
          <table:table-cell office:value-type="time" office:time-value="PT00H03M47.953S">
            <text:p>03:47.95</text:p>
          </table:table-cell>
          <table:table-cell office:value-type="time" office:time-value="PT00H03M47.37S">
            <text:p>03:47.37</text:p>
          </table:table-cell>
          <table:table-cell office:value-type="time" office:time-value="PT00H00M00.46S">
            <text:p>00:00.46</text:p>
          </table:table-cell>
          <table:table-cell/>
        </table:table-row>
        <table:table-row table:style-name="ro1">
          <table:table-cell office:value-type="time" office:time-value="PT00H03M47.44S">
            <text:p>03:47.44</text:p>
          </table:table-cell>
          <table:table-cell office:value-type="time" office:time-value="PT00H03M46.76S">
            <text:p>03:46.76</text:p>
          </table:table-cell>
          <table:table-cell office:value-type="time" office:time-value="PT00H00M00.49S">
            <text:p>00:00.49</text:p>
          </table:table-cell>
          <table:table-cell/>
        </table:table-row>
        <table:table-row table:style-name="ro1">
          <table:table-cell table:style-name="Default" office:value-type="string">
            <text:p>Average: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AVERAGE([.A4:.A8])" office:value-type="time" office:time-value="PT00H03M47.4976S">
            <text:p>03:47.50</text:p>
          </table:table-cell>
          <table:table-cell table:formula="of:=AVERAGE([Sheet2.#REF!5:Sheet2.#REF!9])" office:value-type="time" office:time-value="PT00H00M00S">
            <text:p>#REF!</text:p>
          </table:table-cell>
          <table:table-cell table:formula="of:=AVERAGE([Sheet2.C5:Sheet2.C9])" office:value-type="time" office:time-value="PT00H00M25.606S">
            <text:p>00:25.61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Test: W6BHZ APRS frequency, Build WITHOUT the whole header-frame optimization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Time: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Real:</text:p>
          </table:table-cell>
          <table:table-cell table:style-name="Default" office:value-type="string">
            <text:p>User:</text:p>
          </table:table-cell>
          <table:table-cell table:style-name="Default" office:value-type="string">
            <text:p>Sys:</text:p>
          </table:table-cell>
          <table:table-cell/>
        </table:table-row>
        <table:table-row table:style-name="ro1">
          <table:table-cell table:number-columns-repeated="2" office:value-type="time" office:time-value="PT00H03M47.514S">
            <text:p>03:47.51</text:p>
          </table:table-cell>
          <table:table-cell office:value-type="time" office:time-value="PT00H00M00.53S">
            <text:p>00:00.53</text:p>
          </table:table-cell>
          <table:table-cell/>
        </table:table-row>
        <table:table-row table:style-name="ro1">
          <table:table-cell office:value-type="time" office:time-value="PT00H03M47.684S">
            <text:p>03:47.68</text:p>
          </table:table-cell>
          <table:table-cell office:value-type="time" office:time-value="PT00H03M47S">
            <text:p>03:47.00</text:p>
          </table:table-cell>
          <table:table-cell office:value-type="time" office:time-value="PT00H00M00.51S">
            <text:p>00:00.51</text:p>
          </table:table-cell>
          <table:table-cell/>
        </table:table-row>
        <table:table-row table:style-name="ro1">
          <table:table-cell office:value-type="time" office:time-value="PT00H03M47.067S">
            <text:p>03:47.07</text:p>
          </table:table-cell>
          <table:table-cell office:value-type="time" office:time-value="PT00H03M46.46S">
            <text:p>03:46.46</text:p>
          </table:table-cell>
          <table:table-cell office:value-type="time" office:time-value="PT00H00M00.48S">
            <text:p>00:00.48</text:p>
          </table:table-cell>
          <table:table-cell/>
        </table:table-row>
        <table:table-row table:style-name="ro1">
          <table:table-cell office:value-type="time" office:time-value="PT00H03M47.098S">
            <text:p>03:47.10</text:p>
          </table:table-cell>
          <table:table-cell office:value-type="time" office:time-value="PT00H03M46.35S">
            <text:p>03:46.35</text:p>
          </table:table-cell>
          <table:table-cell office:value-type="time" office:time-value="PT00H00M00.62S">
            <text:p>00:00.62</text:p>
          </table:table-cell>
          <table:table-cell table:style-name="ce1"/>
        </table:table-row>
        <table:table-row table:style-name="ro1">
          <table:table-cell office:value-type="time" office:time-value="PT00H03M46.904S">
            <text:p>03:46.90</text:p>
          </table:table-cell>
          <table:table-cell office:value-type="time" office:time-value="PT00H03M46.34S">
            <text:p>03:46.34</text:p>
          </table:table-cell>
          <table:table-cell office:value-type="time" office:time-value="PT00H00M00.44S">
            <text:p>00:00.44</text:p>
          </table:table-cell>
          <table:table-cell/>
        </table:table-row>
        <table:table-row table:style-name="ro1">
          <table:table-cell table:style-name="Default" office:value-type="string">
            <text:p>Average: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AVERAGE([.A15:.A19])" office:value-type="time" office:time-value="PT00H03M47.2534S">
            <text:p>03:47.25</text:p>
          </table:table-cell>
          <table:table-cell table:formula="of:=AVERAGE([Sheet2.#REF!16:Sheet2.#REF!20])" office:value-type="time" office:time-value="PT00H00M00S">
            <text:p>#REF!</text:p>
          </table:table-cell>
          <table:table-cell table:formula="of:=AVERAGE([Sheet2.C16:Sheet2.C20])" office:value-type="time" office:time-value="PT00H02M34.742S">
            <text:p>02:34.74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office:value-type="string">
            <text:p>Miles</text:p>
          </table:table-cell>
          <table:table-cell office:value-type="string">
            <text:p>Area </text:p>
          </table:table-cell>
          <table:table-cell table:style-name="ce2" office:value-type="string">
            <text:p>User</text:p>
          </table:table-cell>
          <table:table-cell/>
          <table:table-cell office:value-type="string">
            <text:p>PI=</text:p>
          </table:table-cell>
          <table:table-cell office:value-type="float" office:value="3.14">
            <text:p>3.1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2]*[.A2]*[.$F$1]" office:value-type="float" office:value="3.14">
            <text:p>3.14</text:p>
          </table:table-cell>
          <table:table-cell office:value-type="time" office:time-value="PT00H00M16.78S">
            <text:p>00:00:16.7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A3]*[.A3]*[.$F$1]" office:value-type="float" office:value="12.56">
            <text:p>12.56</text:p>
          </table:table-cell>
          <table:table-cell office:value-type="time" office:time-value="PT00H00M17.22S">
            <text:p>00:00:17.2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A4]*[.A4]*[.$F$1]" office:value-type="float" office:value="28.26">
            <text:p>28.26</text:p>
          </table:table-cell>
          <table:table-cell office:value-type="time" office:time-value="PT00H00M18.15S">
            <text:p>00:00:18.1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A5]*[.A5]*[.$F$1]" office:value-type="float" office:value="50.24">
            <text:p>50.24</text:p>
          </table:table-cell>
          <table:table-cell office:value-type="time" office:time-value="PT00H00M19.82S">
            <text:p>00:00:19.8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A6]*[.A6]*[.$F$1]" office:value-type="float" office:value="78.5">
            <text:p>78.5</text:p>
          </table:table-cell>
          <table:table-cell office:value-type="time" office:time-value="PT00H00M21.83S">
            <text:p>00:00:21.83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A7]*[.A7]*[.$F$1]" office:value-type="float" office:value="113.04">
            <text:p>113.04</text:p>
          </table:table-cell>
          <table:table-cell office:value-type="time" office:time-value="PT00H00M25.08S">
            <text:p>00:00:25.0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A8]*[.A8]*[.$F$1]" office:value-type="float" office:value="153.86">
            <text:p>153.86</text:p>
          </table:table-cell>
          <table:table-cell office:value-type="time" office:time-value="PT00H00M28.45S">
            <text:p>00:00:28.4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A9]*[.A9]*[.$F$1]" office:value-type="float" office:value="200.96">
            <text:p>200.96</text:p>
          </table:table-cell>
          <table:table-cell office:value-type="time" office:time-value="PT00H00M32.85S">
            <text:p>00:00:32.85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A10]*[.A10]*[.$F$1]" office:value-type="float" office:value="254.34">
            <text:p>254.34</text:p>
          </table:table-cell>
          <table:table-cell office:value-type="time" office:time-value="PT00H00M38.68S">
            <text:p>00:00:38.6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A11]*[.A11]*[.$F$1]" office:value-type="float" office:value="314">
            <text:p>314</text:p>
          </table:table-cell>
          <table:table-cell office:value-type="time" office:time-value="PT00H00M44.73S">
            <text:p>00:00:44.73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A12]*[.A12]*[.$F$1]" office:value-type="float" office:value="379.94">
            <text:p>379.94</text:p>
          </table:table-cell>
          <table:table-cell office:value-type="time" office:time-value="PT00H00M52.62S">
            <text:p>00:00:52.6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A13]*[.A13]*[.$F$1]" office:value-type="float" office:value="452.16">
            <text:p>452.16</text:p>
          </table:table-cell>
          <table:table-cell office:value-type="time" office:time-value="PT00H01M01.49S">
            <text:p>00:01:01.4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A14]*[.A14]*[.$F$1]" office:value-type="float" office:value="530.66">
            <text:p>530.66</text:p>
          </table:table-cell>
          <table:table-cell office:value-type="time" office:time-value="PT00H01M11.68S">
            <text:p>00:01:11.68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A15]*[.A15]*[.$F$1]" office:value-type="float" office:value="615.44">
            <text:p>615.44</text:p>
          </table:table-cell>
          <table:table-cell office:value-type="time" office:time-value="PT00H01M22.57S">
            <text:p>00:01:22.57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A16]*[.A16]*[.$F$1]" office:value-type="float" office:value="706.5">
            <text:p>706.5</text:p>
          </table:table-cell>
          <table:table-cell office:value-type="time" office:time-value="PT00H01M35.49S">
            <text:p>00:01:35.49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A17]*[.A17]*[.$F$1]" office:value-type="float" office:value="803.84">
            <text:p>803.84</text:p>
          </table:table-cell>
          <table:table-cell office:value-type="time" office:time-value="PT00H02M08.25S">
            <text:p>00:02:08.2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A18]*[.A18]*[.$F$1]" office:value-type="float" office:value="907.46">
            <text:p>907.46</text:p>
          </table:table-cell>
          <table:table-cell office:value-type="time" office:time-value="PT00H02M24.99S">
            <text:p>00:02:24.99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A19]*[.A19]*[.$F$1]" office:value-type="float" office:value="1017.36">
            <text:p>1017.36</text:p>
          </table:table-cell>
          <table:table-cell office:value-type="time" office:time-value="PT00H03M12.14S">
            <text:p>00:03:12.14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A20]*[.A20]*[.$F$1]" office:value-type="float" office:value="1133.54">
            <text:p>1133.54</text:p>
          </table:table-cell>
          <table:table-cell office:value-type="time" office:time-value="PT00H03M32.84S">
            <text:p>00:03:32.84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A21]*[.A21]*[.$F$1]" office:value-type="float" office:value="1256">
            <text:p>1256</text:p>
          </table:table-cell>
          <table:table-cell office:value-type="time" office:time-value="PT00H03M54.19S">
            <text:p>00:03:54.19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formula="of:=[.A22]*[.A22]*[.$F$1]" office:value-type="float" office:value="1384.74">
            <text:p>1384.74</text:p>
          </table:table-cell>
          <table:table-cell office:value-type="time" office:time-value="PT00H04M19.2S">
            <text:p>00:04:19.2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formula="of:=[.A23]*[.A23]*[.$F$1]" office:value-type="float" office:value="1519.76">
            <text:p>1519.76</text:p>
          </table:table-cell>
          <table:table-cell office:value-type="time" office:time-value="PT00H04M43.77S">
            <text:p>00:04:43.77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formula="of:=[.A24]*[.A24]*[.$F$1]" office:value-type="float" office:value="1661.06">
            <text:p>1661.06</text:p>
          </table:table-cell>
          <table:table-cell office:value-type="time" office:time-value="PT00H05M12.24S">
            <text:p>00:05:12.24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formula="of:=[.A25]*[.A25]*[.$F$1]" office:value-type="float" office:value="1808.64">
            <text:p>1808.64</text:p>
          </table:table-cell>
          <table:table-cell office:value-type="time" office:time-value="PT00H05M43.56S">
            <text:p>00:05:43.56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formula="of:=[.A26]*[.A26]*[.$F$1]" office:value-type="float" office:value="1962.5">
            <text:p>1962.5</text:p>
          </table:table-cell>
          <table:table-cell office:value-type="time" office:time-value="PT00H06M13.78S">
            <text:p>00:06:13.78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formula="of:=[.A27]*[.A27]*[.$F$1]" office:value-type="float" office:value="2122.64">
            <text:p>2122.64</text:p>
          </table:table-cell>
          <table:table-cell office:value-type="time" office:time-value="PT00H06M53.48S">
            <text:p>00:06:53.48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formula="of:=[.A28]*[.A28]*[.$F$1]" office:value-type="float" office:value="2289.06">
            <text:p>2289.06</text:p>
          </table:table-cell>
          <table:table-cell office:value-type="time" office:time-value="PT00H07M28.14S">
            <text:p>00:07:28.14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formula="of:=[.A29]*[.A29]*[.$F$1]" office:value-type="float" office:value="2461.76">
            <text:p>2461.76</text:p>
          </table:table-cell>
          <table:table-cell office:value-type="time" office:time-value="PT00H08M09.24S">
            <text:p>00:08:09.24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formula="of:=[.A30]*[.A30]*[.$F$1]" office:value-type="float" office:value="2640.74">
            <text:p>2640.74</text:p>
          </table:table-cell>
          <table:table-cell office:value-type="time" office:time-value="PT00H08M50.39S">
            <text:p>00:08:50.39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formula="of:=[.A31]*[.A31]*[.$F$1]" office:value-type="float" office:value="2826">
            <text:p>2826</text:p>
          </table:table-cell>
          <table:table-cell office:value-type="time" office:time-value="PT00H09M35.3S">
            <text:p>00:09:35.30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table:formula="of:=[.A32]*[.A32]*[.$F$1]" office:value-type="float" office:value="3017.54">
            <text:p>3017.54</text:p>
          </table:table-cell>
          <table:table-cell office:value-type="time" office:time-value="PT00H11M02.64S">
            <text:p>00:11:02.64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formula="of:=[.A33]*[.A33]*[.$F$1]" office:value-type="float" office:value="3215.36">
            <text:p>3215.36</text:p>
          </table:table-cell>
          <table:table-cell office:value-type="time" office:time-value="PT00H11M52.73S">
            <text:p>00:11:52.73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table:formula="of:=[.A34]*[.A34]*[.$F$1]" office:value-type="float" office:value="3419.46">
            <text:p>3419.46</text:p>
          </table:table-cell>
          <table:table-cell office:value-type="time" office:time-value="PT00H12M53.03S">
            <text:p>00:12:53.03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formula="of:=[.A35]*[.A35]*[.$F$1]" office:value-type="float" office:value="3629.84">
            <text:p>3629.84</text:p>
          </table:table-cell>
          <table:table-cell office:value-type="time" office:time-value="PT00H13M45.86S">
            <text:p>00:13:45.86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table:formula="of:=[.A36]*[.A36]*[.$F$1]" office:value-type="float" office:value="3846.5">
            <text:p>3846.5</text:p>
          </table:table-cell>
          <table:table-cell office:value-type="time" office:time-value="PT00H14M45.98S">
            <text:p>00:14:45.98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formula="of:=[.A37]*[.A37]*[.$F$1]" office:value-type="float" office:value="4069.44">
            <text:p>4069.44</text:p>
          </table:table-cell>
          <table:table-cell office:value-type="time" office:time-value="PT00H15M51.08S">
            <text:p>00:15:51.08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table:formula="of:=[.A38]*[.A38]*[.$F$1]" office:value-type="float" office:value="4298.66">
            <text:p>4298.66</text:p>
          </table:table-cell>
          <table:table-cell office:value-type="time" office:time-value="PT00H16M59.96S">
            <text:p>00:16:59.9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table:formula="of:=[.A39]*[.A39]*[.$F$1]" office:value-type="float" office:value="4534.16">
            <text:p>4534.16</text:p>
          </table:table-cell>
          <table:table-cell office:value-type="time" office:time-value="PT00H18M11.79S">
            <text:p>00:18:11.79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formula="of:=[.A40]*[.A40]*[.$F$1]" office:value-type="float" office:value="4775.94">
            <text:p>4775.94</text:p>
          </table:table-cell>
          <table:table-cell office:value-type="time" office:time-value="PT00H19M30.42S">
            <text:p>00:19:30.42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table:formula="of:=[.A41]*[.A41]*[.$F$1]" office:value-type="float" office:value="5024">
            <text:p>5024</text:p>
          </table:table-cell>
          <table:table-cell office:value-type="time" office:time-value="PT00H21M55.6S">
            <text:p>00:21:55.60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table:formula="of:=[.A42]*[.A42]*[.$F$1]" office:value-type="float" office:value="5278.34">
            <text:p>5278.34</text:p>
          </table:table-cell>
          <table:table-cell office:value-type="time" office:time-value="PT00H23M18.49S">
            <text:p>00:23:18.49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table:formula="of:=[.A43]*[.A43]*[.$F$1]" office:value-type="float" office:value="5538.96">
            <text:p>5538.96</text:p>
          </table:table-cell>
          <table:table-cell office:value-type="time" office:time-value="PT00H24M48.72S">
            <text:p>00:24:48.72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table:formula="of:=[.A44]*[.A44]*[.$F$1]" office:value-type="float" office:value="5805.86">
            <text:p>5805.86</text:p>
          </table:table-cell>
          <table:table-cell office:value-type="time" office:time-value="PT00H26M22.55S">
            <text:p>00:26:22.55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table:formula="of:=[.A45]*[.A45]*[.$F$1]" office:value-type="float" office:value="6079.04">
            <text:p>6079.04</text:p>
          </table:table-cell>
          <table:table-cell office:value-type="time" office:time-value="PT00H27M59.31S">
            <text:p>00:27:59.31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table:formula="of:=[.A46]*[.A46]*[.$F$1]" office:value-type="float" office:value="6358.5">
            <text:p>6358.5</text:p>
          </table:table-cell>
          <table:table-cell office:value-type="time" office:time-value="PT00H29M43.51S">
            <text:p>00:29:43.51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table:formula="of:=[.A47]*[.A47]*[.$F$1]" office:value-type="float" office:value="6644.24">
            <text:p>6644.24</text:p>
          </table:table-cell>
          <table:table-cell office:value-type="time" office:time-value="PT00H31M33.15S">
            <text:p>00:31:33.15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table:formula="of:=[.A48]*[.A48]*[.$F$1]" office:value-type="float" office:value="6936.26">
            <text:p>6936.26</text:p>
          </table:table-cell>
          <table:table-cell office:value-type="time" office:time-value="PT00H33M27.61S">
            <text:p>00:33:27.61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table:formula="of:=[.A49]*[.A49]*[.$F$1]" office:value-type="float" office:value="7234.56">
            <text:p>7234.56</text:p>
          </table:table-cell>
          <table:table-cell office:value-type="time" office:time-value="PT00H35M34.43S">
            <text:p>00:35:34.43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table:formula="of:=[.A50]*[.A50]*[.$F$1]" office:value-type="float" office:value="7539.14">
            <text:p>7539.14</text:p>
          </table:table-cell>
          <table:table-cell office:value-type="time" office:time-value="PT00H37M40.63S">
            <text:p>00:37:40.63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formula="of:=[.A51]*[.A51]*[.$F$1]" office:value-type="float" office:value="7850">
            <text:p>7850</text:p>
          </table:table-cell>
          <table:table-cell office:value-type="time" office:time-value="PT00H39M40.56S">
            <text:p>00:39:40.5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table:formula="of:=[.A52]*[.A52]*[.$F$1]" office:value-type="float" office:value="8167.14">
            <text:p>8167.14</text:p>
          </table:table-cell>
          <table:table-cell office:value-type="time" office:time-value="PT00H41M54.05S">
            <text:p>00:41:54.05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table:formula="of:=[.A53]*[.A53]*[.$F$1]" office:value-type="float" office:value="8490.56">
            <text:p>8490.56</text:p>
          </table:table-cell>
          <table:table-cell office:value-type="time" office:time-value="PT00H44M08.02S">
            <text:p>00:44:08.02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table:formula="of:=[.A54]*[.A54]*[.$F$1]" office:value-type="float" office:value="8820.26">
            <text:p>8820.26</text:p>
          </table:table-cell>
          <table:table-cell office:value-type="time" office:time-value="PT00H46M33.3S">
            <text:p>00:46:33.30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table:formula="of:=[.A55]*[.A55]*[.$F$1]" office:value-type="float" office:value="9156.24">
            <text:p>9156.24</text:p>
          </table:table-cell>
          <table:table-cell office:value-type="time" office:time-value="PT00H48M54.87S">
            <text:p>00:48:54.87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table:formula="of:=[.A56]*[.A56]*[.$F$1]" office:value-type="float" office:value="9498.5">
            <text:p>9498.5</text:p>
          </table:table-cell>
          <table:table-cell office:value-type="time" office:time-value="PT00H51M36.86S">
            <text:p>00:51:36.86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table:formula="of:=[.A57]*[.A57]*[.$F$1]" office:value-type="float" office:value="9847.04">
            <text:p>9847.04</text:p>
          </table:table-cell>
          <table:table-cell office:value-type="time" office:time-value="PT00H54M04.51S">
            <text:p>00:54:04.51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table:formula="of:=[.A58]*[.A58]*[.$F$1]" office:value-type="float" office:value="10201.86">
            <text:p>10201.86</text:p>
          </table:table-cell>
          <table:table-cell office:value-type="time" office:time-value="PT00H56M51.51S">
            <text:p>00:56:51.51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table:formula="of:=[.A59]*[.A59]*[.$F$1]" office:value-type="float" office:value="10562.96">
            <text:p>10562.96</text:p>
          </table:table-cell>
          <table:table-cell office:value-type="time" office:time-value="PT00H59M29.99S">
            <text:p>00:59:29.99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table:formula="of:=[.A60]*[.A60]*[.$F$1]" office:value-type="float" office:value="10930.34">
            <text:p>10930.34</text:p>
          </table:table-cell>
          <table:table-cell office:value-type="time" office:time-value="PT01H02M24.99S">
            <text:p>01:02:24.99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table:formula="of:=[.A61]*[.A61]*[.$F$1]" office:value-type="float" office:value="11304">
            <text:p>11304</text:p>
          </table:table-cell>
          <table:table-cell office:value-type="time" office:time-value="PT01H05M35.05S">
            <text:p>01:05:35.05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table:formula="of:=[.A62]*[.A62]*[.$F$1]" office:value-type="float" office:value="11683.94">
            <text:p>11683.94</text:p>
          </table:table-cell>
          <table:table-cell office:value-type="time" office:time-value="PT01H08M35.09S">
            <text:p>01:08:35.09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table:formula="of:=[.A63]*[.A63]*[.$F$1]" office:value-type="float" office:value="12070.16">
            <text:p>12070.16</text:p>
          </table:table-cell>
          <table:table-cell office:value-type="time" office:time-value="PT01H11M54.31S">
            <text:p>01:11:54.31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formula="of:=[.A64]*[.A64]*[.$F$1]" office:value-type="float" office:value="12462.66">
            <text:p>12462.66</text:p>
          </table:table-cell>
          <table:table-cell office:value-type="time" office:time-value="PT01H16M25.39S">
            <text:p>01:16:25.39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table:formula="of:=[.A65]*[.A65]*[.$F$1]" office:value-type="float" office:value="12861.44">
            <text:p>12861.44</text:p>
          </table:table-cell>
          <table:table-cell office:value-type="time" office:time-value="PT01H20M00.63S">
            <text:p>01:20:00.63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table:formula="of:=[.A66]*[.A66]*[.$F$1]" office:value-type="float" office:value="13266.5">
            <text:p>13266.5</text:p>
          </table:table-cell>
          <table:table-cell office:value-type="time" office:time-value="PT01H23M23.7S">
            <text:p>01:23:23.70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table:formula="of:=[.A67]*[.A67]*[.$F$1]" office:value-type="float" office:value="13677.84">
            <text:p>13677.84</text:p>
          </table:table-cell>
          <table:table-cell office:value-type="time" office:time-value="PT01H27M31.41S">
            <text:p>01:27:31.41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table:formula="of:=[.A68]*[.A68]*[.$F$1]" office:value-type="float" office:value="14095.46">
            <text:p>14095.46</text:p>
          </table:table-cell>
          <table:table-cell office:value-type="time" office:time-value="PT01H31M20.59S">
            <text:p>01:31:20.59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table:formula="of:=[.A69]*[.A69]*[.$F$1]" office:value-type="float" office:value="14519.36">
            <text:p>14519.36</text:p>
          </table:table-cell>
          <table:table-cell office:value-type="time" office:time-value="PT01H35M14.95S">
            <text:p>01:35:14.95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table:formula="of:=[.A70]*[.A70]*[.$F$1]" office:value-type="float" office:value="14949.54">
            <text:p>14949.54</text:p>
          </table:table-cell>
          <table:table-cell office:value-type="time" office:time-value="PT01H39M20.32S">
            <text:p>01:39:20.32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table:formula="of:=[.A71]*[.A71]*[.$F$1]" office:value-type="float" office:value="15386">
            <text:p>15386</text:p>
          </table:table-cell>
          <table:table-cell office:value-type="time" office:time-value="PT01H43M53.53S">
            <text:p>01:43:53.53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table:formula="of:=[.A72]*[.A72]*[.$F$1]" office:value-type="float" office:value="15828.74">
            <text:p>15828.74</text:p>
          </table:table-cell>
          <table:table-cell office:value-type="time" office:time-value="PT01H48M04.59S">
            <text:p>01:48:04.59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table:formula="of:=[.A73]*[.A73]*[.$F$1]" office:value-type="float" office:value="16277.76">
            <text:p>16277.76</text:p>
          </table:table-cell>
          <table:table-cell office:value-type="time" office:time-value="PT01H53M09.73S">
            <text:p>01:53:09.73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formula="of:=[.A74]*[.A74]*[.$F$1]" office:value-type="float" office:value="16733.06">
            <text:p>16733.06</text:p>
          </table:table-cell>
          <table:table-cell office:value-type="time" office:time-value="PT01H57M11.87S">
            <text:p>01:57:11.87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table:formula="of:=[.A75]*[.A75]*[.$F$1]" office:value-type="float" office:value="17194.64">
            <text:p>17194.64</text:p>
          </table:table-cell>
          <table:table-cell office:value-type="time" office:time-value="PT02H02M06.87S">
            <text:p>02:02:06.87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table:formula="of:=[.A76]*[.A76]*[.$F$1]" office:value-type="float" office:value="17662.5">
            <text:p>17662.5</text:p>
          </table:table-cell>
          <table:table-cell office:value-type="time" office:time-value="PT02H08M32.64S">
            <text:p>02:08:32.64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table:formula="of:=[.A77]*[.A77]*[.$F$1]" office:value-type="float" office:value="18136.64">
            <text:p>18136.64</text:p>
          </table:table-cell>
          <table:table-cell office:value-type="time" office:time-value="PT02H14M08.84S">
            <text:p>02:14:08.84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table:formula="of:=[.A78]*[.A78]*[.$F$1]" office:value-type="float" office:value="18617.06">
            <text:p>18617.06</text:p>
          </table:table-cell>
          <table:table-cell office:value-type="time" office:time-value="PT02H18M55.8S">
            <text:p>02:18:55.80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table:formula="of:=[.A79]*[.A79]*[.$F$1]" office:value-type="float" office:value="19103.76">
            <text:p>19103.76</text:p>
          </table:table-cell>
          <table:table-cell office:value-type="time" office:time-value="PT02H26M24.25S">
            <text:p>02:26:24.25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table:formula="of:=[.A80]*[.A80]*[.$F$1]" office:value-type="float" office:value="19596.74">
            <text:p>19596.74</text:p>
          </table:table-cell>
          <table:table-cell office:value-type="time" office:time-value="PT02H32M06.28S">
            <text:p>02:32:06.28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table:formula="of:=[.A81]*[.A81]*[.$F$1]" office:value-type="float" office:value="20096">
            <text:p>20096</text:p>
          </table:table-cell>
          <table:table-cell office:value-type="time" office:time-value="PT02H38M01.29S">
            <text:p>02:38:01.29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table:formula="of:=[.A82]*[.A82]*[.$F$1]" office:value-type="float" office:value="20601.54">
            <text:p>20601.54</text:p>
          </table:table-cell>
          <table:table-cell office:value-type="time" office:time-value="PT02H44M14.43S">
            <text:p>02:44:14.43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table:formula="of:=[.A83]*[.A83]*[.$F$1]" office:value-type="float" office:value="21113.36">
            <text:p>21113.36</text:p>
          </table:table-cell>
          <table:table-cell office:value-type="time" office:time-value="PT02H50M49.21S">
            <text:p>02:50:49.21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table:formula="of:=[.A84]*[.A84]*[.$F$1]" office:value-type="float" office:value="21631.46">
            <text:p>21631.46</text:p>
          </table:table-cell>
          <table:table-cell office:value-type="time" office:time-value="PT02H56M40.42S">
            <text:p>02:56:40.42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table:formula="of:=[.A85]*[.A85]*[.$F$1]" office:value-type="float" office:value="22155.84">
            <text:p>22155.84</text:p>
          </table:table-cell>
          <table:table-cell office:value-type="time" office:time-value="PT03H03M37.05S">
            <text:p>03:03:37.05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table:formula="of:=[.A86]*[.A86]*[.$F$1]" office:value-type="float" office:value="22686.5">
            <text:p>22686.5</text:p>
          </table:table-cell>
          <table:table-cell office:value-type="time" office:time-value="PT03H09M59.15S">
            <text:p>03:09:59.15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table:formula="of:=[.A87]*[.A87]*[.$F$1]" office:value-type="float" office:value="23223.44">
            <text:p>23223.44</text:p>
          </table:table-cell>
          <table:table-cell office:value-type="time" office:time-value="PT03H17M20.83S">
            <text:p>03:17:20.83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table:formula="of:=[.A88]*[.A88]*[.$F$1]" office:value-type="float" office:value="23766.66">
            <text:p>23766.66</text:p>
          </table:table-cell>
          <table:table-cell office:value-type="time" office:time-value="PT03H23M51.74S">
            <text:p>03:23:51.74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table:formula="of:=[.A89]*[.A89]*[.$F$1]" office:value-type="float" office:value="24316.16">
            <text:p>24316.16</text:p>
          </table:table-cell>
          <table:table-cell office:value-type="time" office:time-value="PT03H31M22.56S">
            <text:p>03:31:22.56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table:formula="of:=[.A90]*[.A90]*[.$F$1]" office:value-type="float" office:value="24871.94">
            <text:p>24871.94</text:p>
          </table:table-cell>
          <table:table-cell office:value-type="time" office:time-value="PT03H38M41.61S">
            <text:p>03:38:41.61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table:formula="of:=[.A91]*[.A91]*[.$F$1]" office:value-type="float" office:value="25434">
            <text:p>25434</text:p>
          </table:table-cell>
          <table:table-cell office:value-type="time" office:time-value="PT03H46M23.67S">
            <text:p>03:46:23.67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table:formula="of:=[.A92]*[.A92]*[.$F$1]" office:value-type="float" office:value="26002.34">
            <text:p>26002.34</text:p>
          </table:table-cell>
          <table:table-cell office:value-type="time" office:time-value="PT03H54M31.93S">
            <text:p>03:54:31.93</text:p>
          </table:table-cell>
          <table:table-cell/>
          <table:table-cell>
            <draw:frame table:end-cell-address="Sheet2.K114" table:end-x="0.55in" table:end-y="0.0409in" draw:z-index="0" draw:style-name="gr1" svg:width="5.3449in" svg:height="3.7736in" svg:x="0.5394in" svg:y="0.1638in">
              <draw:object draw:notify-on-update-of-ranges="Sheet2.A2:Sheet2.A101 Sheet2.C1:Sheet2.C1 Sheet2.C2:Sheet2.C1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f:=[.A93]*[.A93]*[.$F$1]" office:value-type="float" office:value="26576.96">
            <text:p>26576.96</text:p>
          </table:table-cell>
          <table:table-cell office:value-type="time" office:time-value="PT04H02M14.89S">
            <text:p>04:02:14.89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table:formula="of:=[.A94]*[.A94]*[.$F$1]" office:value-type="float" office:value="27157.86">
            <text:p>27157.86</text:p>
          </table:table-cell>
          <table:table-cell office:value-type="time" office:time-value="PT04H10M53.66S">
            <text:p>04:10:53.66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table:formula="of:=[.A95]*[.A95]*[.$F$1]" office:value-type="float" office:value="27745.04">
            <text:p>27745.04</text:p>
          </table:table-cell>
          <table:table-cell office:value-type="time" office:time-value="PT04H19M03.68S">
            <text:p>04:19:03.68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table:formula="of:=[.A96]*[.A96]*[.$F$1]" office:value-type="float" office:value="28338.5">
            <text:p>28338.5</text:p>
          </table:table-cell>
          <table:table-cell office:value-type="time" office:time-value="PT04H27M50.43S">
            <text:p>04:27:50.43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table:formula="of:=[.A97]*[.A97]*[.$F$1]" office:value-type="float" office:value="28938.24">
            <text:p>28938.24</text:p>
          </table:table-cell>
          <table:table-cell office:value-type="time" office:time-value="PT04H36M31.76S">
            <text:p>04:36:31.76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table:formula="of:=[.A98]*[.A98]*[.$F$1]" office:value-type="float" office:value="29544.26">
            <text:p>29544.26</text:p>
          </table:table-cell>
          <table:table-cell office:value-type="time" office:time-value="PT04H48M08.74S">
            <text:p>04:48:08.74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table:formula="of:=[.A99]*[.A99]*[.$F$1]" office:value-type="float" office:value="30156.56">
            <text:p>30156.56</text:p>
          </table:table-cell>
          <table:table-cell office:value-type="time" office:time-value="PT04H57M07.23S">
            <text:p>04:57:07.23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table:formula="of:=[.A100]*[.A100]*[.$F$1]" office:value-type="float" office:value="30775.14">
            <text:p>30775.14</text:p>
          </table:table-cell>
          <table:table-cell office:value-type="time" office:time-value="PT05H06M41.02S">
            <text:p>05:06:41.02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formula="of:=[.A101]*[.A101]*[.$F$1]" office:value-type="float" office:value="31400">
            <text:p>31400</text:p>
          </table:table-cell>
          <table:table-cell office:value-type="time" office:time-value="PT05H15M56.71S">
            <text:p>05:15:56.71</text:p>
          </table:table-cell>
          <table:table-cell table:number-columns-repeated="3"/>
        </table:table-row>
        <table:table-row table:style-name="ro1" table:number-rows-repeated="12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>
            <draw:frame table:end-cell-address="Sheet2.L139" table:end-x="0.0327in" table:end-y="0.0941in" draw:z-index="1" draw:style-name="gr1" svg:width="5.7461in" svg:height="4.3547in" svg:x="0.5098in" svg:y="0.1669in">
              <draw:object draw:notify-on-update-of-ranges="Sheet2.B2:Sheet2.B101 Sheet2.C1:Sheet2.C1 Sheet2.C2:Sheet2.C1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seconds number:style="long"/>
      <number:text>.</number:text>
      <number:seconds number:style="long"/>
      <number:seconds/>
    </number:tim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6">12/26/2011</text:date>, <text:time>20:3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Musselman</meta:initial-creator>
    <meta:creation-date>2011-11-28T11:09:43</meta:creation-date>
    <dc:date>2011-12-26T20:32:58</dc:date>
    <dc:creator>Andrew Musselman</dc:creator>
    <meta:editing-duration>PT03H53M32S</meta:editing-duration>
    <meta:editing-cycles>5</meta:editing-cycles>
    <meta:generator>OpenOffice.org/3.2$Linux OpenOffice.org_project/320m19$Build-9505</meta:generator>
    <meta:document-statistic meta:table-count="3" meta:cell-count="3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6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6">
      <style:chart-properties chart:symbol-type="named-symbol" chart:symbol-name="square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77cm" svg:height="9.586cm" xlink:href=".." chart:class="chart:scatter" chart:style-name="ch1">
        <chart:title svg:x="4.049cm" svg:y="0.192cm" chart:style-name="ch2">
          <text:p>Execuation Time Vs Radius</text:p>
        </chart:title>
        <chart:plot-area chart:style-name="ch3" table:cell-range-address="Sheet2.A2:Sheet2.A101 Sheet2.C1:Sheet2.C101" chart:data-source-has-labels="both" svg:x="0.341cm" svg:y="0.886cm" svg:width="12.965cm" svg:height="8.519cm">
          <chart:axis chart:dimension="x" chart:name="primary-x" chart:style-name="ch4">
            <chart:title svg:x="6.064cm" svg:y="9.024cm" chart:style-name="ch5">
              <text:p>Radius (Miles)</text:p>
            </chart:title>
            <chart:categories table:cell-range-address="Sheet2.A2:Sheet2.A101"/>
          </chart:axis>
          <chart:axis chart:dimension="y" chart:name="primary-y" chart:style-name="ch6">
            <chart:title svg:x="0.272cm" svg:y="6.063cm" chart:style-name="ch7">
              <text:p>Execuation Time</text:p>
            </chart:title>
            <chart:grid chart:style-name="ch8" chart:class="major"/>
          </chart:axis>
          <chart:series chart:style-name="ch9" chart:values-cell-range-address="Sheet2.C2:Sheet2.C101" chart:label-cell-address="Sheet2.C1:Sheet2.C1" chart:class="chart:scatter">
            <chart:data-point chart:repeated="73"/>
            <chart:data-point chart:style-name="ch10"/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C1:Sheet2.C1">User</text:p>
              </table:table-cell>
            </table:table-row>
          </table:table-header-rows>
          <table:table-rows>
            <table:table-row>
              <table:table-cell office:value-type="string">
                <text:p text:id="Sheet2.A2:Sheet2.A101">1</text:p>
              </table:table-cell>
              <table:table-cell office:value-type="float" office:value="0.000194212962962963">
                <text:p text:id="Sheet2.C2:Sheet2.C101">0.0001942129629629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99305555555556">
                <text:p>0.00019930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10069444444444">
                <text:p>0.000210069444444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29398148148148">
                <text:p>0.000229398148148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52662037037037">
                <text:p>0.000252662037037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90277777777778">
                <text:p>0.000290277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329282407407407">
                <text:p>0.000329282407407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80208333333333">
                <text:p>0.000380208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447685185185185">
                <text:p>0.000447685185185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517708333333333">
                <text:p>0.000517708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609027777777778">
                <text:p>0.000609027777777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711689814814815">
                <text:p>0.0007116898148148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82962962962963">
                <text:p>0.000829629629629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955671296296296">
                <text:p>0.0009556712962962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10520833333333">
                <text:p>0.001105208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484375">
                <text:p>0.00148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678125">
                <text:p>0.001678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22384259259259">
                <text:p>0.002223842592592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46342592592593">
                <text:p>0.002463425925925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71053240740741">
                <text:p>0.00271053240740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284375">
                <text:p>0.003284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61388888888889">
                <text:p>0.003613888888888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97638888888889">
                <text:p>0.003976388888888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32615740740741">
                <text:p>0.004326157407407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478564814814815">
                <text:p>0.004785648148148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518680555555556">
                <text:p>0.00518680555555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56625">
                <text:p>0.0056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613877314814815">
                <text:p>0.006138773148148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665856481481482">
                <text:p>0.006658564814814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766944444444444">
                <text:p>0.00766944444444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824918981481481">
                <text:p>0.008249189814814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894710648148148">
                <text:p>0.008947106481481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955856481481482">
                <text:p>0.009558564814814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02543981481481">
                <text:p>0.01025439814814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10078703703704">
                <text:p>0.01100787037037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18050925925926">
                <text:p>0.01180509259259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26364583333333">
                <text:p>0.012636458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35465277777778">
                <text:p>0.01354652777777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52268518518519">
                <text:p>0.01522685185185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61862268518519">
                <text:p>0.01618622685185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72305555555556">
                <text:p>0.01723055555555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83165509259259">
                <text:p>0.01831655092592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94364583333333">
                <text:p>0.019436458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06424768518519">
                <text:p>0.02064247685185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19114583333333">
                <text:p>0.021911458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32362268518519">
                <text:p>0.02323622685185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47040509259259">
                <text:p>0.02470405092592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61646990740741">
                <text:p>0.02616469907407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75527777777778">
                <text:p>0.02755277777777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90978009259259">
                <text:p>0.02909780092592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06483796296296">
                <text:p>0.03064837962962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23298611111111">
                <text:p>0.03232986111111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39684027777778">
                <text:p>0.03396840277777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5843287037037">
                <text:p>0.035843287037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75521990740741">
                <text:p>0.03755219907407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94850694444444">
                <text:p>0.03948506944444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13193287037037">
                <text:p>0.04131932870370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33447916666667">
                <text:p>0.043344791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55445601851852">
                <text:p>0.04554456018518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76283564814815">
                <text:p>0.04762835648148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99341435185185">
                <text:p>0.04993414351851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30716435185185">
                <text:p>0.05307164351851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55628472222222">
                <text:p>0.05556284722222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79131944444444">
                <text:p>0.05791319444444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07802083333333">
                <text:p>0.060780208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34327546296296">
                <text:p>0.06343275462962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61452546296296">
                <text:p>0.06614525462962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89851851851852">
                <text:p>0.06898518518518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2147337962963">
                <text:p>0.0721473379629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5053125">
                <text:p>0.075053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8584837962963">
                <text:p>0.0785848379629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813873842592593">
                <text:p>0.0813873842592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48017361111111">
                <text:p>0.08480173611111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892666666666667">
                <text:p>0.0892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931578703703704">
                <text:p>0.09315787037037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964791666666667">
                <text:p>0.0964791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1669560185185">
                <text:p>0.1016695601851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5628240740741">
                <text:p>0.1056282407407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09737152777778">
                <text:p>0.1097371527777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14055902777778">
                <text:p>0.1140559027777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18625115740741">
                <text:p>0.1186251157407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22690046296296">
                <text:p>0.1226900462962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7512152777778">
                <text:p>0.1275121527777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31934606481481">
                <text:p>0.1319346064814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37046643518519">
                <text:p>0.1370466435185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1571064814815">
                <text:p>0.1415710648148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6788888888889">
                <text:p>0.1467888888888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51870486111111">
                <text:p>0.1518704861111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57218402777778">
                <text:p>0.1572184027777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62869560185185">
                <text:p>0.1628695601851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68227893518519">
                <text:p>0.1682278935185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74232175925926">
                <text:p>0.1742321759259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79903703703704">
                <text:p>0.1799037037037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86000347222222">
                <text:p>0.1860003472222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92034259259259">
                <text:p>0.1920342592592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00101157407407">
                <text:p>0.2001011574074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06333680555556">
                <text:p>0.2063336805555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12974768518518">
                <text:p>0.2129747685185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19406365740741">
                <text:p>0.2194063657407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6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6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596cm" svg:height="11.062cm" xlink:href=".." chart:class="chart:scatter" chart:style-name="ch1">
        <chart:title svg:x="4.784cm" svg:y="0.222cm" chart:style-name="ch2">
          <text:p>Execuation Time Vs Area</text:p>
        </chart:title>
        <chart:plot-area chart:style-name="ch3" table:cell-range-address="Sheet2.B1:Sheet2.C101" chart:data-source-has-labels="row" svg:x="0.036cm" svg:y="0.901cm" svg:width="13.982cm" svg:height="9.802cm">
          <chart:axis chart:dimension="x" chart:name="primary-x" chart:style-name="ch4">
            <chart:title svg:x="5.87cm" svg:y="10.353cm" chart:style-name="ch5">
              <text:p>Area (Square Miles)</text:p>
            </chart:title>
          </chart:axis>
          <chart:axis chart:dimension="y" chart:name="primary-y" chart:style-name="ch6">
            <chart:title svg:x="-0.054cm" svg:y="6.72cm" chart:style-name="ch7">
              <text:p>Execuation Time</text:p>
            </chart:title>
            <chart:grid chart:style-name="ch8" chart:class="major"/>
          </chart:axis>
          <chart:series chart:style-name="ch9" chart:values-cell-range-address="Sheet2.C2:Sheet2.C101" chart:label-cell-address="Sheet2.C1:Sheet2.C1" chart:class="chart:scatter">
            <chart:domain table:cell-range-address="Sheet2.B2:Sheet2.B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2.C1:Sheet2.C1">Us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14">
                <text:p text:id="Sheet2.B2:Sheet2.B101">3.14</text:p>
              </table:table-cell>
              <table:table-cell office:value-type="float" office:value="0.000194212962962963">
                <text:p text:id="Sheet2.C2:Sheet2.C101">0.0001942129629629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6">
                <text:p>12.56</text:p>
              </table:table-cell>
              <table:table-cell office:value-type="float" office:value="0.000199305555555556">
                <text:p>0.00019930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26">
                <text:p>28.26</text:p>
              </table:table-cell>
              <table:table-cell office:value-type="float" office:value="0.000210069444444444">
                <text:p>0.000210069444444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24">
                <text:p>50.24</text:p>
              </table:table-cell>
              <table:table-cell office:value-type="float" office:value="0.000229398148148148">
                <text:p>0.000229398148148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.5">
                <text:p>78.5</text:p>
              </table:table-cell>
              <table:table-cell office:value-type="float" office:value="0.000252662037037037">
                <text:p>0.000252662037037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.04">
                <text:p>113.04</text:p>
              </table:table-cell>
              <table:table-cell office:value-type="float" office:value="0.000290277777777778">
                <text:p>0.000290277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3.86">
                <text:p>153.86</text:p>
              </table:table-cell>
              <table:table-cell office:value-type="float" office:value="0.000329282407407407">
                <text:p>0.000329282407407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.96">
                <text:p>200.96</text:p>
              </table:table-cell>
              <table:table-cell office:value-type="float" office:value="0.000380208333333333">
                <text:p>0.000380208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4.34">
                <text:p>254.34</text:p>
              </table:table-cell>
              <table:table-cell office:value-type="float" office:value="0.000447685185185185">
                <text:p>0.0004476851851851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4">
                <text:p>314</text:p>
              </table:table-cell>
              <table:table-cell office:value-type="float" office:value="0.000517708333333333">
                <text:p>0.000517708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9.94">
                <text:p>379.94</text:p>
              </table:table-cell>
              <table:table-cell office:value-type="float" office:value="0.000609027777777778">
                <text:p>0.000609027777777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2.16">
                <text:p>452.16</text:p>
              </table:table-cell>
              <table:table-cell office:value-type="float" office:value="0.000711689814814815">
                <text:p>0.0007116898148148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0.66">
                <text:p>530.66</text:p>
              </table:table-cell>
              <table:table-cell office:value-type="float" office:value="0.00082962962962963">
                <text:p>0.000829629629629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5.44">
                <text:p>615.44</text:p>
              </table:table-cell>
              <table:table-cell office:value-type="float" office:value="0.000955671296296296">
                <text:p>0.0009556712962962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6.5">
                <text:p>706.5</text:p>
              </table:table-cell>
              <table:table-cell office:value-type="float" office:value="0.00110520833333333">
                <text:p>0.001105208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3.84">
                <text:p>803.84</text:p>
              </table:table-cell>
              <table:table-cell office:value-type="float" office:value="0.001484375">
                <text:p>0.00148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7.46">
                <text:p>907.46</text:p>
              </table:table-cell>
              <table:table-cell office:value-type="float" office:value="0.001678125">
                <text:p>0.001678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7.36">
                <text:p>1017.36</text:p>
              </table:table-cell>
              <table:table-cell office:value-type="float" office:value="0.00222384259259259">
                <text:p>0.002223842592592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33.54">
                <text:p>1133.54</text:p>
              </table:table-cell>
              <table:table-cell office:value-type="float" office:value="0.00246342592592593">
                <text:p>0.002463425925925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6">
                <text:p>1256</text:p>
              </table:table-cell>
              <table:table-cell office:value-type="float" office:value="0.00271053240740741">
                <text:p>0.00271053240740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84.74">
                <text:p>1384.7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19.76">
                <text:p>1519.76</text:p>
              </table:table-cell>
              <table:table-cell office:value-type="float" office:value="0.003284375">
                <text:p>0.003284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61.06">
                <text:p>1661.06</text:p>
              </table:table-cell>
              <table:table-cell office:value-type="float" office:value="0.00361388888888889">
                <text:p>0.003613888888888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08.64">
                <text:p>1808.64</text:p>
              </table:table-cell>
              <table:table-cell office:value-type="float" office:value="0.00397638888888889">
                <text:p>0.003976388888888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62.5">
                <text:p>1962.5</text:p>
              </table:table-cell>
              <table:table-cell office:value-type="float" office:value="0.00432615740740741">
                <text:p>0.004326157407407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22.64">
                <text:p>2122.64</text:p>
              </table:table-cell>
              <table:table-cell office:value-type="float" office:value="0.00478564814814815">
                <text:p>0.004785648148148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89.06">
                <text:p>2289.06</text:p>
              </table:table-cell>
              <table:table-cell office:value-type="float" office:value="0.00518680555555556">
                <text:p>0.00518680555555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61.76">
                <text:p>2461.76</text:p>
              </table:table-cell>
              <table:table-cell office:value-type="float" office:value="0.0056625">
                <text:p>0.0056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40.74">
                <text:p>2640.74</text:p>
              </table:table-cell>
              <table:table-cell office:value-type="float" office:value="0.00613877314814815">
                <text:p>0.006138773148148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6">
                <text:p>2826</text:p>
              </table:table-cell>
              <table:table-cell office:value-type="float" office:value="0.00665856481481482">
                <text:p>0.006658564814814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17.54">
                <text:p>3017.54</text:p>
              </table:table-cell>
              <table:table-cell office:value-type="float" office:value="0.00766944444444444">
                <text:p>0.00766944444444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15.36">
                <text:p>3215.36</text:p>
              </table:table-cell>
              <table:table-cell office:value-type="float" office:value="0.00824918981481481">
                <text:p>0.008249189814814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19.46">
                <text:p>3419.46</text:p>
              </table:table-cell>
              <table:table-cell office:value-type="float" office:value="0.00894710648148148">
                <text:p>0.008947106481481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29.84">
                <text:p>3629.84</text:p>
              </table:table-cell>
              <table:table-cell office:value-type="float" office:value="0.00955856481481482">
                <text:p>0.009558564814814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46.5">
                <text:p>3846.5</text:p>
              </table:table-cell>
              <table:table-cell office:value-type="float" office:value="0.0102543981481481">
                <text:p>0.01025439814814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69.44">
                <text:p>4069.44</text:p>
              </table:table-cell>
              <table:table-cell office:value-type="float" office:value="0.0110078703703704">
                <text:p>0.01100787037037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98.66">
                <text:p>4298.66</text:p>
              </table:table-cell>
              <table:table-cell office:value-type="float" office:value="0.0118050925925926">
                <text:p>0.01180509259259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34.16">
                <text:p>4534.16</text:p>
              </table:table-cell>
              <table:table-cell office:value-type="float" office:value="0.0126364583333333">
                <text:p>0.012636458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75.94">
                <text:p>4775.94</text:p>
              </table:table-cell>
              <table:table-cell office:value-type="float" office:value="0.0135465277777778">
                <text:p>0.01354652777777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24">
                <text:p>5024</text:p>
              </table:table-cell>
              <table:table-cell office:value-type="float" office:value="0.0152268518518519">
                <text:p>0.01522685185185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78.34">
                <text:p>5278.34</text:p>
              </table:table-cell>
              <table:table-cell office:value-type="float" office:value="0.0161862268518519">
                <text:p>0.01618622685185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538.96">
                <text:p>5538.96</text:p>
              </table:table-cell>
              <table:table-cell office:value-type="float" office:value="0.0172305555555556">
                <text:p>0.01723055555555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05.86">
                <text:p>5805.86</text:p>
              </table:table-cell>
              <table:table-cell office:value-type="float" office:value="0.0183165509259259">
                <text:p>0.01831655092592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79.04">
                <text:p>6079.04</text:p>
              </table:table-cell>
              <table:table-cell office:value-type="float" office:value="0.0194364583333333">
                <text:p>0.019436458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358.5">
                <text:p>6358.5</text:p>
              </table:table-cell>
              <table:table-cell office:value-type="float" office:value="0.0206424768518519">
                <text:p>0.02064247685185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44.24">
                <text:p>6644.24</text:p>
              </table:table-cell>
              <table:table-cell office:value-type="float" office:value="0.0219114583333333">
                <text:p>0.021911458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36.26">
                <text:p>6936.26</text:p>
              </table:table-cell>
              <table:table-cell office:value-type="float" office:value="0.0232362268518519">
                <text:p>0.02323622685185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34.56">
                <text:p>7234.56</text:p>
              </table:table-cell>
              <table:table-cell office:value-type="float" office:value="0.0247040509259259">
                <text:p>0.02470405092592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539.14">
                <text:p>7539.14</text:p>
              </table:table-cell>
              <table:table-cell office:value-type="float" office:value="0.0261646990740741">
                <text:p>0.02616469907407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50">
                <text:p>7850</text:p>
              </table:table-cell>
              <table:table-cell office:value-type="float" office:value="0.0275527777777778">
                <text:p>0.02755277777777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167.14">
                <text:p>8167.14</text:p>
              </table:table-cell>
              <table:table-cell office:value-type="float" office:value="0.0290978009259259">
                <text:p>0.02909780092592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490.56">
                <text:p>8490.56</text:p>
              </table:table-cell>
              <table:table-cell office:value-type="float" office:value="0.0306483796296296">
                <text:p>0.03064837962962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820.26">
                <text:p>8820.26</text:p>
              </table:table-cell>
              <table:table-cell office:value-type="float" office:value="0.0323298611111111">
                <text:p>0.03232986111111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156.24">
                <text:p>9156.24</text:p>
              </table:table-cell>
              <table:table-cell office:value-type="float" office:value="0.0339684027777778">
                <text:p>0.03396840277777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498.5">
                <text:p>9498.5</text:p>
              </table:table-cell>
              <table:table-cell office:value-type="float" office:value="0.035843287037037">
                <text:p>0.035843287037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847.04">
                <text:p>9847.04</text:p>
              </table:table-cell>
              <table:table-cell office:value-type="float" office:value="0.0375521990740741">
                <text:p>0.03755219907407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201.86">
                <text:p>10201.86</text:p>
              </table:table-cell>
              <table:table-cell office:value-type="float" office:value="0.0394850694444444">
                <text:p>0.03948506944444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62.96">
                <text:p>10562.96</text:p>
              </table:table-cell>
              <table:table-cell office:value-type="float" office:value="0.0413193287037037">
                <text:p>0.04131932870370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930.34">
                <text:p>10930.34</text:p>
              </table:table-cell>
              <table:table-cell office:value-type="float" office:value="0.0433447916666667">
                <text:p>0.043344791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304">
                <text:p>11304</text:p>
              </table:table-cell>
              <table:table-cell office:value-type="float" office:value="0.0455445601851852">
                <text:p>0.04554456018518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683.94">
                <text:p>11683.94</text:p>
              </table:table-cell>
              <table:table-cell office:value-type="float" office:value="0.0476283564814815">
                <text:p>0.04762835648148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070.16">
                <text:p>12070.16</text:p>
              </table:table-cell>
              <table:table-cell office:value-type="float" office:value="0.0499341435185185">
                <text:p>0.04993414351851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62.66">
                <text:p>12462.66</text:p>
              </table:table-cell>
              <table:table-cell office:value-type="float" office:value="0.0530716435185185">
                <text:p>0.05307164351851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61.44">
                <text:p>12861.44</text:p>
              </table:table-cell>
              <table:table-cell office:value-type="float" office:value="0.0555628472222222">
                <text:p>0.05556284722222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66.5">
                <text:p>13266.5</text:p>
              </table:table-cell>
              <table:table-cell office:value-type="float" office:value="0.0579131944444444">
                <text:p>0.05791319444444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677.84">
                <text:p>13677.84</text:p>
              </table:table-cell>
              <table:table-cell office:value-type="float" office:value="0.0607802083333333">
                <text:p>0.060780208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095.46">
                <text:p>14095.46</text:p>
              </table:table-cell>
              <table:table-cell office:value-type="float" office:value="0.0634327546296296">
                <text:p>0.06343275462962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519.36">
                <text:p>14519.36</text:p>
              </table:table-cell>
              <table:table-cell office:value-type="float" office:value="0.0661452546296296">
                <text:p>0.06614525462962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949.54">
                <text:p>14949.54</text:p>
              </table:table-cell>
              <table:table-cell office:value-type="float" office:value="0.0689851851851852">
                <text:p>0.06898518518518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386">
                <text:p>15386</text:p>
              </table:table-cell>
              <table:table-cell office:value-type="float" office:value="0.072147337962963">
                <text:p>0.0721473379629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828.74">
                <text:p>15828.74</text:p>
              </table:table-cell>
              <table:table-cell office:value-type="float" office:value="0.075053125">
                <text:p>0.075053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277.76">
                <text:p>16277.76</text:p>
              </table:table-cell>
              <table:table-cell office:value-type="float" office:value="0.078584837962963">
                <text:p>0.0785848379629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733.06">
                <text:p>16733.06</text:p>
              </table:table-cell>
              <table:table-cell office:value-type="float" office:value="0.0813873842592593">
                <text:p>0.0813873842592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194.64">
                <text:p>17194.64</text:p>
              </table:table-cell>
              <table:table-cell office:value-type="float" office:value="0.0848017361111111">
                <text:p>0.08480173611111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662.5">
                <text:p>17662.5</text:p>
              </table:table-cell>
              <table:table-cell office:value-type="float" office:value="0.0892666666666667">
                <text:p>0.0892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136.64">
                <text:p>18136.64</text:p>
              </table:table-cell>
              <table:table-cell office:value-type="float" office:value="0.0931578703703704">
                <text:p>0.09315787037037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617.06">
                <text:p>18617.06</text:p>
              </table:table-cell>
              <table:table-cell office:value-type="float" office:value="0.0964791666666667">
                <text:p>0.0964791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103.76">
                <text:p>19103.76</text:p>
              </table:table-cell>
              <table:table-cell office:value-type="float" office:value="0.101669560185185">
                <text:p>0.1016695601851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596.74">
                <text:p>19596.74</text:p>
              </table:table-cell>
              <table:table-cell office:value-type="float" office:value="0.105628240740741">
                <text:p>0.1056282407407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96">
                <text:p>20096</text:p>
              </table:table-cell>
              <table:table-cell office:value-type="float" office:value="0.109737152777778">
                <text:p>0.1097371527777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601.54">
                <text:p>20601.54</text:p>
              </table:table-cell>
              <table:table-cell office:value-type="float" office:value="0.114055902777778">
                <text:p>0.1140559027777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113.36">
                <text:p>21113.36</text:p>
              </table:table-cell>
              <table:table-cell office:value-type="float" office:value="0.118625115740741">
                <text:p>0.1186251157407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631.46">
                <text:p>21631.46</text:p>
              </table:table-cell>
              <table:table-cell office:value-type="float" office:value="0.122690046296296">
                <text:p>0.1226900462962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155.84">
                <text:p>22155.84</text:p>
              </table:table-cell>
              <table:table-cell office:value-type="float" office:value="0.127512152777778">
                <text:p>0.1275121527777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686.5">
                <text:p>22686.5</text:p>
              </table:table-cell>
              <table:table-cell office:value-type="float" office:value="0.131934606481481">
                <text:p>0.1319346064814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223.44">
                <text:p>23223.44</text:p>
              </table:table-cell>
              <table:table-cell office:value-type="float" office:value="0.137046643518519">
                <text:p>0.1370466435185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766.66">
                <text:p>23766.66</text:p>
              </table:table-cell>
              <table:table-cell office:value-type="float" office:value="0.141571064814815">
                <text:p>0.1415710648148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316.16">
                <text:p>24316.16</text:p>
              </table:table-cell>
              <table:table-cell office:value-type="float" office:value="0.146788888888889">
                <text:p>0.1467888888888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871.94">
                <text:p>24871.94</text:p>
              </table:table-cell>
              <table:table-cell office:value-type="float" office:value="0.151870486111111">
                <text:p>0.1518704861111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434">
                <text:p>25434</text:p>
              </table:table-cell>
              <table:table-cell office:value-type="float" office:value="0.157218402777778">
                <text:p>0.1572184027777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002.34">
                <text:p>26002.34</text:p>
              </table:table-cell>
              <table:table-cell office:value-type="float" office:value="0.162869560185185">
                <text:p>0.1628695601851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576.96">
                <text:p>26576.96</text:p>
              </table:table-cell>
              <table:table-cell office:value-type="float" office:value="0.168227893518519">
                <text:p>0.1682278935185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157.86">
                <text:p>27157.86</text:p>
              </table:table-cell>
              <table:table-cell office:value-type="float" office:value="0.174232175925926">
                <text:p>0.1742321759259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745.04">
                <text:p>27745.04</text:p>
              </table:table-cell>
              <table:table-cell office:value-type="float" office:value="0.179903703703704">
                <text:p>0.1799037037037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338.5">
                <text:p>28338.5</text:p>
              </table:table-cell>
              <table:table-cell office:value-type="float" office:value="0.186000347222222">
                <text:p>0.1860003472222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938.24">
                <text:p>28938.24</text:p>
              </table:table-cell>
              <table:table-cell office:value-type="float" office:value="0.192034259259259">
                <text:p>0.1920342592592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544.26">
                <text:p>29544.26</text:p>
              </table:table-cell>
              <table:table-cell office:value-type="float" office:value="0.200101157407407">
                <text:p>0.2001011574074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156.56">
                <text:p>30156.56</text:p>
              </table:table-cell>
              <table:table-cell office:value-type="float" office:value="0.206333680555556">
                <text:p>0.2063336805555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775.14">
                <text:p>30775.14</text:p>
              </table:table-cell>
              <table:table-cell office:value-type="float" office:value="0.212974768518518">
                <text:p>0.2129747685185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400">
                <text:p>31400</text:p>
              </table:table-cell>
              <table:table-cell office:value-type="float" office:value="0.219406365740741">
                <text:p>0.2194063657407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